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standard">
      <style:graphic-properties draw:fill="solid" draw:fill-color="#ffcc99" draw:textarea-horizontal-align="justify" draw:textarea-vertical-align="middle" draw:auto-grow-height="false"/>
    </style:style>
    <style:style style:name="gr4" style:family="graphic" style:parent-style-name="standard">
      <style:graphic-properties draw:fill="solid" draw:fill-color="#ffffcc" draw:textarea-horizontal-align="justify" draw:textarea-vertical-align="middle" draw:auto-grow-height="false" draw:shadow="hidden"/>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end="Arrow" draw:marker-end-width="0.3cm" draw:fill="solid" draw:fill-color="#ffffcc" draw:textarea-vertical-align="middle"/>
    </style:style>
    <style:style style:name="gr7" style:family="graphic" style:parent-style-name="objectwithoutfill">
      <style:graphic-properties draw:marker-start="Arrow" draw:marker-end="Arrow" draw:marker-end-width="0.3cm" draw:fill="solid" draw:fill-color="#ffffcc" draw:textarea-vertical-align="middle"/>
    </style:style>
    <style:style style:name="gr8" style:family="graphic" style:parent-style-name="objectwithoutfill">
      <style:graphic-properties draw:marker-start="Arrow" draw:marker-start-width="0.305cm" draw:marker-end="Arrow" draw:marker-end-width="0.3cm" draw:fill="none" draw:textarea-vertical-align="middle"/>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413cm" svg:height="2.286cm" svg:x="9.728cm" svg:y="2.134cm">
          <text:p text:style-name="P1">Browser</text:p>
          <draw:enhanced-geometry svg:viewBox="0 0 21600 21600" draw:mirror-horizontal="false" draw:mirror-vertical="false" draw:type="rectangle" draw:enhanced-path="M 0 0 L 21600 0 21600 21600 0 21600 0 0 Z N"/>
        </draw:custom-shape>
        <draw:custom-shape draw:style-name="gr1" draw:text-style-name="P1" xml:id="id8" draw:id="id8" draw:layer="layout" svg:width="3.683cm" svg:height="1.524cm" svg:x="9.093cm" svg:y="7.574cm">
          <text:p text:style-name="P1">Http Server</text:p>
          <text:p text:style-name="P1">(cowboy)</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xml:id="id3" draw:id="id3" draw:layer="layout" svg:width="3.429cm" svg:height="1.524cm" svg:x="9.627cm" svg:y="15.36cm">
          <text:p text:style-name="P1">vnc_clien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xml:id="id4" draw:id="id4" draw:layer="layout" svg:width="3.429cm" svg:height="1.524cm" svg:x="5.245cm" svg:y="15.36cm">
          <text:p text:style-name="P1">vnc_db</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xml:id="id2" draw:id="id2" draw:layer="layout" svg:width="3.429cm" svg:height="1.524cm" svg:x="9.627cm" svg:y="17.964cm">
          <text:p text:style-name="P1">vnc_clien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xml:id="id1" draw:id="id1" draw:layer="layout" svg:width="5.334cm" svg:height="2.921cm" svg:x="8.666cm" svg:y="20.304cm">
          <text:p text:style-name="P1">VNC Server</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1" xml:id="id9" draw:id="id9" draw:layer="layout" svg:width="3.429cm" svg:height="1.524cm" svg:x="7.342cm" svg:y="10.306cm">
          <text:p text:style-name="P1">websocket</text:p>
          <text:p text:style-name="P1">handler</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1" xml:id="id7" draw:id="id7" draw:layer="layout" svg:width="3.429cm" svg:height="1.524cm" svg:x="11.279cm" svg:y="10.306cm">
          <text:p text:style-name="P1">tile image</text:p>
          <text:p text:style-name="P1">handler</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xml:id="id6" draw:id="id6" draw:layer="layout" svg:width="2.159cm" svg:height="1.651cm" svg:x="13.881cm" svg:y="15.297cm">
          <text:p text:style-name="P1">tile<text:line-break/>files</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1" xml:id="id5" draw:id="id5" draw:layer="layout" svg:width="3.429cm" svg:height="1.524cm" svg:x="7.342cm" svg:y="12.538cm">
          <text:p text:style-name="P1">vnc_player</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1" draw:layer="layout" svg:x1="11.333cm" svg:y1="20.304cm" svg:x2="11.342cm" svg:y2="19.488cm" draw:start-shape="id1" draw:start-glue-point="4" draw:end-shape="id2" draw:end-glue-point="8" svg:d="M11333 20304v-408h9v-408" svg:viewBox="0 0 10 817">
          <text:p/>
        </draw:connector>
        <draw:connector draw:style-name="gr6" draw:text-style-name="P1" draw:layer="layout" svg:x1="11.342cm" svg:y1="17.964cm" svg:x2="11.342cm" svg:y2="16.884cm" draw:start-shape="id2" draw:start-glue-point="4" draw:end-shape="id3" draw:end-glue-point="8" svg:d="M11342 17964v-1080" svg:viewBox="0 0 1 1081">
          <text:p/>
        </draw:connector>
        <draw:connector draw:style-name="gr6" draw:text-style-name="P1" draw:layer="layout" svg:x1="9.627cm" svg:y1="16.122cm" svg:x2="8.674cm" svg:y2="16.122cm" draw:start-shape="id3" draw:start-glue-point="6" draw:end-shape="id4" svg:d="M9627 16122h-953" svg:viewBox="0 0 954 1">
          <text:p/>
        </draw:connector>
        <draw:connector draw:style-name="gr7" draw:text-style-name="P1" draw:layer="layout" svg:x1="11.342cm" svg:y1="15.36cm" svg:x2="9.056cm" svg:y2="14.062cm" draw:start-shape="id3" draw:start-glue-point="4" draw:end-shape="id5" svg:d="M11342 15360v-648h-2286v-650" svg:viewBox="0 0 2287 1299">
          <text:p/>
        </draw:connector>
        <draw:connector draw:style-name="gr6" draw:text-style-name="P1" draw:layer="layout" svg:x1="13.056cm" svg:y1="16.122cm" svg:x2="13.881cm" svg:y2="16.122cm" draw:start-shape="id3" draw:start-glue-point="10" draw:end-shape="id6" svg:d="M13056 16122h825" svg:viewBox="0 0 826 1">
          <text:p/>
        </draw:connector>
        <draw:connector draw:style-name="gr5" draw:text-style-name="P1" draw:layer="layout" svg:x1="14.961cm" svg:y1="15.297cm" svg:x2="12.993cm" svg:y2="11.83cm" draw:start-shape="id6" draw:start-glue-point="4" draw:end-shape="id7" svg:d="M14961 15297v-1733h-1968v-1734" svg:viewBox="0 0 1969 3468">
          <text:p/>
        </draw:connector>
        <draw:connector draw:style-name="gr5" draw:text-style-name="P1" draw:layer="layout" svg:x1="12.994cm" svg:y1="10.306cm" svg:x2="10.934cm" svg:y2="9.098cm" draw:start-shape="id7" draw:start-glue-point="4" draw:end-shape="id8" draw:end-glue-point="8" svg:d="M12994 10306v-603h-2060v-605" svg:viewBox="0 0 2061 1209">
          <text:p/>
        </draw:connector>
        <draw:connector draw:style-name="gr5" draw:text-style-name="P1" draw:layer="layout" svg:x1="9.057cm" svg:y1="10.306cm" svg:x2="10.934cm" svg:y2="9.098cm" draw:start-shape="id9" draw:start-glue-point="4" draw:end-shape="id8" draw:end-glue-point="8" svg:d="M9057 10306v-603h1877v-605" svg:viewBox="0 0 1878 1209">
          <text:p/>
        </draw:connector>
        <draw:connector draw:style-name="gr5" draw:text-style-name="P1" draw:layer="layout" svg:x1="9.057cm" svg:y1="12.538cm" svg:x2="9.057cm" svg:y2="11.83cm" draw:start-shape="id5" draw:start-glue-point="4" draw:end-shape="id9" draw:end-glue-point="8" svg:d="M9057 12538v-708" svg:viewBox="0 0 1 709">
          <text:p/>
        </draw:connector>
        <draw:connector draw:style-name="gr8" draw:text-style-name="P1" draw:layer="layout" svg:x1="10.934cm" svg:y1="7.574cm" svg:x2="10.934cm" svg:y2="4.42cm" draw:start-shape="id8" draw:start-glue-point="4" draw:end-shape="id10" draw:end-glue-point="2" svg:d="M10934 7574v-3154" svg:viewBox="0 0 1 3155">
          <text:p/>
        </draw:connector>
        <draw:custom-shape draw:style-name="gr9" draw:text-style-name="P1" draw:layer="layout" svg:width="1.524cm" svg:height="1.016cm" svg:x="10.172cm" svg:y="5.436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svg:x1="6.96cm" svg:y1="15.36cm" svg:x2="9.057cm" svg:y2="14.062cm" draw:start-shape="id4" draw:start-glue-point="4" draw:end-shape="id5" draw:end-glue-point="8" svg:d="M6960 15360v-648h2097v-650" svg:viewBox="0 0 2098 1299">
          <text:p/>
        </draw:connector>
        <draw:custom-shape draw:style-name="gr3" draw:text-style-name="P1" xml:id="id11" draw:id="id11" draw:layer="layout" svg:width="2.286cm" svg:height="1.778cm" svg:x="5.826cm" svg:y="17.945cm">
          <text:p text:style-name="P1">sqlite</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1" draw:layer="layout" svg:x1="6.96cm" svg:y1="16.884cm" svg:x2="6.969cm" svg:y2="17.945cm" draw:start-shape="id4" draw:start-glue-point="8" draw:end-shape="id11" svg:d="M6960 16884v531h9v530" svg:viewBox="0 0 10 106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2T13:32:13.500588800</meta:creation-date>
    <dc:date>2015-06-15T10:16:01.358051414</dc:date>
    <meta:editing-duration>PT8M12S</meta:editing-duration>
    <meta:editing-cycles>6</meta:editing-cycles>
    <meta:generator>LibreOffice/4.2.8.2$Linux_X86_64 LibreOffice_project/420m0$Build-2</meta:generator>
    <meta:document-statistic meta:object-count="24"/>
  </office:meta>
</office:document-meta>
</file>